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154.36mm"/>
    </style:style>
    <style:style style:name="co4" style:family="table-column">
      <style:table-column-properties fo:break-before="auto" style:column-width="53.04mm"/>
    </style:style>
    <style:style style:name="co5" style:family="table-column">
      <style:table-column-properties fo:break-before="auto" style:column-width="170.67mm"/>
    </style:style>
    <style:style style:name="co6" style:family="table-column">
      <style:table-column-properties fo:break-before="auto" style:column-width="18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a31515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b91af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a31515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프로젝트를 생성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프로젝트 생성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안드로이드 프로젝트가 추가되었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안드로이드 프로젝트 추가에 실패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config.xml 파일을 수정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office:value-type="string" calcext:value-type="string">
            <text:p>index.html 파일을 수정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게임 폴더 복사를 시작합니다 [robocopy 사용]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폴더를 www 폴더로 복사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폴더 복사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복사 할 폴더가 존재하지 않아 파일을 복사할 수 없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플러그인이 추가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{0} 플러그인을 추가하는 데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build.json 파일을 찾았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빌드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빌드 중에 오류가 발생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-- 자바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-- keytool을 찾았습니다.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-- keytool을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-- cordova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- 준비 ---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- 필요한 모든 프로그램이 설치되어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 [ERROR] 필요한 프로그램이 설치되어있지 않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자바를 설치해주세요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Node.js와 cordova를 설치해야 합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안드로이드 SDK가 설치되어있지 않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안드로이드 SDK를 설치해주십시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안드로이드 SDK / ANDROID_HOME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안드로이드 SDK / ANDROID_SDK_ROOT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키스토어 파일이 생성되었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키스토어 파일 생성에 실패하였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키스토어 파일이 생성되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이미 파일이 존재하거나. 유효하지 않은 매개변수를 입력하였습니다. 키스토어 파일 생성에 실패하였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비어있는 칸이 있어서 키스토어 파일을 생성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알파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최신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새로운 버전이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다운로드 페이지를 여시겠습니까?</text:p>
          </table:table-cell>
          <table:table-cell office:value-type="string" calcext:value-type="string">
            <text:p>Cordova</text:p>
          </table:table-cell>
        </table:table-row>
      </table:table>
      <table:table table:name="en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</table:table>
      <table:table table:name="ja" table:style-name="ta1">
        <table:table-column table:style-name="co1" table:default-cell-style-name="Default"/>
        <table:table-column table:style-name="co4" table:default-cell-style-name="ce1"/>
        <table:table-column table:style-name="co3" table:default-cell-style-name="ce4"/>
        <table:table-column table:style-name="co6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00/00/00</text:date>, <text:time style:data-style-name="N2" text:time-value="12:59:38.478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13:59.068000000</meta:creation-date>
    <dc:date>2019-11-24T13:08:44.638000000</dc:date>
    <meta:editing-duration>PT1H2M35S</meta:editing-duration>
    <meta:editing-cycles>16</meta:editing-cycles>
    <meta:generator>LibreOffice/5.4.4.2$Windows_X86_64 LibreOffice_project/2524958677847fb3bb44820e40380acbe820f960</meta:generator>
    <meta:document-statistic meta:table-count="3" meta:cell-count="405" meta:object-count="0"/>
  </office:meta>
</office:document-meta>
</file>